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AEEF3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AEEF3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8">
      <style:table-cell-properties fo:border-top="2pt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48">
      <style:table-cell-properties fo:border="thin solid #000000"/>
    </style:style>
    <style:style style:name="ce12" style:family="table-cell" style:parent-style-name="Default" style:data-style-name="N48">
      <style:table-cell-properties fo:border-top="thin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3" style:family="table-cell" style:parent-style-name="Default" style:data-style-name="N48">
      <style:table-cell-properties fo:border="thin solid #000000" fo:background-color="#DCE6F1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96875cm" style:use-optimal-column-width="true"/>
    </style:style>
    <style:style style:name="co4" style:family="table-column">
      <style:table-column-properties fo:break-before="auto" style:column-width="5.68854166666667cm" style:use-optimal-column-width="true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3.70416666666667cm" style:use-optimal-column-width="true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9" table:number-columns-repeated="16371" table:default-cell-style-name="ce1"/>
        <table:table-row table:style-name="ro1">
          <table:table-cell office:value-type="string" table:number-columns-spanned="13" table:number-rows-spanned="2" table:style-name="ce15">
            <text:p>103學年度科技部學術計畫經費表，依院系所別分</text:p>
          </table:table-cell>
          <table:covered-table-cell table:number-columns-repeated="12"/>
          <table:table-cell table:number-columns-repeated="16371"/>
        </table:table-row>
        <table:table-row table:style-name="ro1">
          <table:covered-table-cell/>
          <table:covered-table-cell table:number-columns-repeated="12"/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單位名稱</text:p>
          </table:table-cell>
          <table:table-cell office:value-type="string" table:style-name="ce4">
            <text:p>教授</text:p>
          </table:table-cell>
          <table:table-cell office:value-type="string" table:style-name="ce4">
            <text:p>副教授</text:p>
          </table:table-cell>
          <table:table-cell office:value-type="string" table:style-name="ce4">
            <text:p>助理教授</text:p>
          </table:table-cell>
          <table:table-cell office:value-type="string" table:style-name="ce4">
            <text:p>助理教授級專案教學人員</text:p>
          </table:table-cell>
          <table:table-cell office:value-type="string" table:style-name="ce4">
            <text:p>研究員</text:p>
          </table:table-cell>
          <table:table-cell office:value-type="string" table:style-name="ce4">
            <text:p>約聘研究員</text:p>
          </table:table-cell>
          <table:table-cell office:value-type="string" table:style-name="ce4">
            <text:p>約聘副研究員</text:p>
          </table:table-cell>
          <table:table-cell office:value-type="string" table:style-name="ce4">
            <text:p>助理研究員</text:p>
          </table:table-cell>
          <table:table-cell office:value-type="string" table:style-name="ce4">
            <text:p>約聘助理研究員</text:p>
          </table:table-cell>
          <table:table-cell office:value-type="string" table:style-name="ce4">
            <text:p>退休</text:p>
          </table:table-cell>
          <table:table-cell office:value-type="string" table:style-name="ce4">
            <text:p>新進</text:p>
          </table:table-cell>
          <table:table-cell office:value-type="string" table:style-name="ce5">
            <text:p>總計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人文社會學院</text:p>
          </table:table-cell>
          <table:table-cell office:value-type="float" office:value="41230578" table:style-name="ce9">
            <text:p>41,230,578<text:s/></text:p>
          </table:table-cell>
          <table:table-cell office:value-type="float" office:value="5126000" table:style-name="ce9">
            <text:p>5,126,000<text:s/></text:p>
          </table:table-cell>
          <table:table-cell office:value-type="float" office:value="7603000" table:style-name="ce9">
            <text:p>7,603,000<text:s/></text:p>
          </table:table-cell>
          <table:table-cell table:number-columns-repeated="8" table:style-name="ce9"/>
          <table:table-cell office:value-type="float" office:value="53959578" table:style-name="ce9">
            <text:p>53,959,578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外國語文學系</text:p>
          </table:table-cell>
          <table:table-cell office:value-type="float" office:value="6342000" table:style-name="ce10">
            <text:p>6,342,000<text:s/></text:p>
          </table:table-cell>
          <table:table-cell table:style-name="ce10"/>
          <table:table-cell office:value-type="float" office:value="1120000" table:style-name="ce10">
            <text:p>1,120,000<text:s/></text:p>
          </table:table-cell>
          <table:table-cell table:number-columns-repeated="8" table:style-name="ce10"/>
          <table:table-cell office:value-type="float" office:value="7462000" table:style-name="ce10">
            <text:p>7,462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社會與文化研究所</text:p>
          </table:table-cell>
          <table:table-cell office:value-type="float" office:value="2574910" table:style-name="ce11">
            <text:p>2,574,910<text:s/></text:p>
          </table:table-cell>
          <table:table-cell office:value-type="float" office:value="1238000" table:style-name="ce11">
            <text:p>1,238,000<text:s/></text:p>
          </table:table-cell>
          <table:table-cell table:number-columns-repeated="9" table:style-name="ce11"/>
          <table:table-cell office:value-type="float" office:value="3812910" table:style-name="ce11">
            <text:p>3,812,91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建築研究所</text:p>
          </table:table-cell>
          <table:table-cell table:number-columns-repeated="2" table:style-name="ce11"/>
          <table:table-cell office:value-type="float" office:value="617000" table:style-name="ce11">
            <text:p>617,000<text:s/></text:p>
          </table:table-cell>
          <table:table-cell table:number-columns-repeated="8" table:style-name="ce11"/>
          <table:table-cell office:value-type="float" office:value="617000" table:style-name="ce11">
            <text:p>617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英語教學研究所</text:p>
          </table:table-cell>
          <table:table-cell office:value-type="float" office:value="1209000" table:style-name="ce11">
            <text:p>1,209,000<text:s/></text:p>
          </table:table-cell>
          <table:table-cell office:value-type="float" office:value="633000" table:style-name="ce11">
            <text:p>633,000<text:s/></text:p>
          </table:table-cell>
          <table:table-cell office:value-type="float" office:value="1124000" table:style-name="ce11">
            <text:p>1,124,000<text:s/></text:p>
          </table:table-cell>
          <table:table-cell table:number-columns-repeated="8" table:style-name="ce11"/>
          <table:table-cell office:value-type="float" office:value="2966000" table:style-name="ce11">
            <text:p>2,966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教育研究所</text:p>
          </table:table-cell>
          <table:table-cell office:value-type="float" office:value="27205359" table:style-name="ce11">
            <text:p>27,205,359<text:s/></text:p>
          </table:table-cell>
          <table:table-cell office:value-type="float" office:value="886000" table:style-name="ce11">
            <text:p>886,000<text:s/></text:p>
          </table:table-cell>
          <table:table-cell office:value-type="float" office:value="4120000" table:style-name="ce11">
            <text:p>4,120,000<text:s/></text:p>
          </table:table-cell>
          <table:table-cell table:number-columns-repeated="8" table:style-name="ce11"/>
          <table:table-cell office:value-type="float" office:value="32211359" table:style-name="ce11">
            <text:p>32,211,359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傳播研究所</text:p>
          </table:table-cell>
          <table:table-cell office:value-type="float" office:value="1715000" table:style-name="ce11">
            <text:p>1,715,000<text:s/></text:p>
          </table:table-cell>
          <table:table-cell office:value-type="float" office:value="1264000" table:style-name="ce11">
            <text:p>1,264,000<text:s/></text:p>
          </table:table-cell>
          <table:table-cell office:value-type="float" office:value="622000" table:style-name="ce11">
            <text:p>622,000<text:s/></text:p>
          </table:table-cell>
          <table:table-cell table:number-columns-repeated="8" table:style-name="ce11"/>
          <table:table-cell office:value-type="float" office:value="3601000" table:style-name="ce11">
            <text:p>3,601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藝術研究所</text:p>
          </table:table-cell>
          <table:table-cell office:value-type="float" office:value="2184309" table:style-name="ce11">
            <text:p>2,184,309<text:s/></text:p>
          </table:table-cell>
          <table:table-cell office:value-type="float" office:value="1105000" table:style-name="ce11">
            <text:p>1,105,000<text:s/></text:p>
          </table:table-cell>
          <table:table-cell table:number-columns-repeated="9" table:style-name="ce11"/>
          <table:table-cell office:value-type="float" office:value="3289309" table:style-name="ce11">
            <text:p>3,289,309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工學院</text:p>
          </table:table-cell>
          <table:table-cell office:value-type="float" office:value="158793209" table:style-name="ce12">
            <text:p>158,793,209<text:s/></text:p>
          </table:table-cell>
          <table:table-cell office:value-type="float" office:value="13525000" table:style-name="ce12">
            <text:p>13,525,000<text:s/></text:p>
          </table:table-cell>
          <table:table-cell office:value-type="float" office:value="24931599" table:style-name="ce12">
            <text:p>24,931,599<text:s/></text:p>
          </table:table-cell>
          <table:table-cell table:number-columns-repeated="8" table:style-name="ce12"/>
          <table:table-cell office:value-type="float" office:value="197249808" table:style-name="ce12">
            <text:p>197,249,808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土木工程學系</text:p>
          </table:table-cell>
          <table:table-cell office:value-type="float" office:value="28340160" table:style-name="ce10">
            <text:p>28,340,160<text:s/></text:p>
          </table:table-cell>
          <table:table-cell office:value-type="float" office:value="1194000" table:style-name="ce10">
            <text:p>1,194,000<text:s/></text:p>
          </table:table-cell>
          <table:table-cell office:value-type="float" office:value="2637000" table:style-name="ce10">
            <text:p>2,637,000<text:s/></text:p>
          </table:table-cell>
          <table:table-cell table:number-columns-repeated="8" table:style-name="ce10"/>
          <table:table-cell office:value-type="float" office:value="32171160" table:style-name="ce10">
            <text:p>32,171,16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材料科學與工程學系</text:p>
          </table:table-cell>
          <table:table-cell office:value-type="float" office:value="75565305" table:style-name="ce11">
            <text:p>75,565,305<text:s/></text:p>
          </table:table-cell>
          <table:table-cell office:value-type="float" office:value="5968000" table:style-name="ce11">
            <text:p>5,968,000<text:s/></text:p>
          </table:table-cell>
          <table:table-cell office:value-type="float" office:value="15730599" table:style-name="ce11">
            <text:p>15,730,599<text:s/></text:p>
          </table:table-cell>
          <table:table-cell table:number-columns-repeated="8" table:style-name="ce11"/>
          <table:table-cell office:value-type="float" office:value="97263904" table:style-name="ce11">
            <text:p>97,263,904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機械工程學系</text:p>
          </table:table-cell>
          <table:table-cell office:value-type="float" office:value="29194104" table:style-name="ce11">
            <text:p>29,194,104<text:s/></text:p>
          </table:table-cell>
          <table:table-cell office:value-type="float" office:value="4795000" table:style-name="ce11">
            <text:p>4,795,000<text:s/></text:p>
          </table:table-cell>
          <table:table-cell office:value-type="float" office:value="6564000" table:style-name="ce11">
            <text:p>6,564,000<text:s/></text:p>
          </table:table-cell>
          <table:table-cell table:number-columns-repeated="8" table:style-name="ce11"/>
          <table:table-cell office:value-type="float" office:value="40553104" table:style-name="ce11">
            <text:p>40,553,104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環境工程研究所</text:p>
          </table:table-cell>
          <table:table-cell office:value-type="float" office:value="25693640" table:style-name="ce11">
            <text:p>25,693,640<text:s/></text:p>
          </table:table-cell>
          <table:table-cell office:value-type="float" office:value="1568000" table:style-name="ce11">
            <text:p>1,568,000<text:s/></text:p>
          </table:table-cell>
          <table:table-cell table:number-columns-repeated="9" table:style-name="ce11"/>
          <table:table-cell office:value-type="float" office:value="27261640" table:style-name="ce11">
            <text:p>27,261,64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生物科技學院</text:p>
          </table:table-cell>
          <table:table-cell office:value-type="float" office:value="99341487" table:style-name="ce12">
            <text:p>99,341,487<text:s/></text:p>
          </table:table-cell>
          <table:table-cell office:value-type="float" office:value="4693000" table:style-name="ce12">
            <text:p>4,693,000<text:s/></text:p>
          </table:table-cell>
          <table:table-cell office:value-type="float" office:value="20927000" table:style-name="ce12">
            <text:p>20,927,000<text:s/></text:p>
          </table:table-cell>
          <table:table-cell table:number-columns-repeated="5" table:style-name="ce12"/>
          <table:table-cell office:value-type="float" office:value="703000" table:style-name="ce12">
            <text:p>703,000<text:s/></text:p>
          </table:table-cell>
          <table:table-cell table:number-columns-repeated="2" table:style-name="ce12"/>
          <table:table-cell office:value-type="float" office:value="125664487" table:style-name="ce12">
            <text:p>125,664,487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生物科技學系</text:p>
          </table:table-cell>
          <table:table-cell office:value-type="float" office:value="98402067" table:style-name="ce10">
            <text:p>98,402,067<text:s/></text:p>
          </table:table-cell>
          <table:table-cell office:value-type="float" office:value="4693000" table:style-name="ce10">
            <text:p>4,693,000<text:s/></text:p>
          </table:table-cell>
          <table:table-cell office:value-type="float" office:value="20927000" table:style-name="ce10">
            <text:p>20,927,000<text:s/></text:p>
          </table:table-cell>
          <table:table-cell table:number-columns-repeated="5" table:style-name="ce10"/>
          <table:table-cell office:value-type="float" office:value="703000" table:style-name="ce10">
            <text:p>703,000<text:s/></text:p>
          </table:table-cell>
          <table:table-cell table:number-columns-repeated="2" table:style-name="ce10"/>
          <table:table-cell office:value-type="float" office:value="124725067" table:style-name="ce10">
            <text:p>124,725,067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生物資訊及系統生物研究所</text:p>
          </table:table-cell>
          <table:table-cell office:value-type="float" office:value="939420" table:style-name="ce11">
            <text:p>939,420<text:s/></text:p>
          </table:table-cell>
          <table:table-cell table:number-columns-repeated="10" table:style-name="ce11"/>
          <table:table-cell office:value-type="float" office:value="939420" table:style-name="ce11">
            <text:p>939,42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光電學院</text:p>
          </table:table-cell>
          <table:table-cell office:value-type="float" office:value="3262010" table:style-name="ce12">
            <text:p>3,262,010<text:s/></text:p>
          </table:table-cell>
          <table:table-cell office:value-type="float" office:value="2439000" table:style-name="ce12">
            <text:p>2,439,000<text:s/></text:p>
          </table:table-cell>
          <table:table-cell office:value-type="float" office:value="8585000" table:style-name="ce12">
            <text:p>8,585,000<text:s/></text:p>
          </table:table-cell>
          <table:table-cell office:value-type="float" office:value="932000" table:style-name="ce12">
            <text:p>932,000<text:s/></text:p>
          </table:table-cell>
          <table:table-cell table:number-columns-repeated="5" table:style-name="ce12"/>
          <table:table-cell office:value-type="float" office:value="4116000" table:style-name="ce12">
            <text:p>4,116,000<text:s/></text:p>
          </table:table-cell>
          <table:table-cell table:style-name="ce12"/>
          <table:table-cell office:value-type="float" office:value="19334010" table:style-name="ce12">
            <text:p>19,334,010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光電系統研究所</text:p>
          </table:table-cell>
          <table:table-cell table:style-name="ce10"/>
          <table:table-cell office:value-type="float" office:value="1251000" table:style-name="ce10">
            <text:p>1,251,000<text:s/></text:p>
          </table:table-cell>
          <table:table-cell office:value-type="float" office:value="3823000" table:style-name="ce10">
            <text:p>3,823,000<text:s/></text:p>
          </table:table-cell>
          <table:table-cell table:number-columns-repeated="6" table:style-name="ce10"/>
          <table:table-cell office:value-type="float" office:value="4116000" table:style-name="ce10">
            <text:p>4,116,000<text:s/></text:p>
          </table:table-cell>
          <table:table-cell table:style-name="ce10"/>
          <table:table-cell office:value-type="float" office:value="9190000" table:style-name="ce10">
            <text:p>9,190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照明與能源光電研究所</text:p>
          </table:table-cell>
          <table:table-cell table:style-name="ce11"/>
          <table:table-cell office:value-type="float" office:value="1188000" table:style-name="ce11">
            <text:p>1,188,000<text:s/></text:p>
          </table:table-cell>
          <table:table-cell office:value-type="float" office:value="1093000" table:style-name="ce11">
            <text:p>1,093,000<text:s/></text:p>
          </table:table-cell>
          <table:table-cell table:number-columns-repeated="8" table:style-name="ce11"/>
          <table:table-cell office:value-type="float" office:value="2281000" table:style-name="ce11">
            <text:p>2,281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影像與生醫光電研究所</text:p>
          </table:table-cell>
          <table:table-cell office:value-type="float" office:value="3262010" table:style-name="ce11">
            <text:p>3,262,010<text:s/></text:p>
          </table:table-cell>
          <table:table-cell table:style-name="ce11"/>
          <table:table-cell office:value-type="float" office:value="3669000" table:style-name="ce11">
            <text:p>3,669,000<text:s/></text:p>
          </table:table-cell>
          <table:table-cell office:value-type="float" office:value="932000" table:style-name="ce11">
            <text:p>932,000<text:s/></text:p>
          </table:table-cell>
          <table:table-cell table:number-columns-repeated="7" table:style-name="ce11"/>
          <table:table-cell office:value-type="float" office:value="7863010" table:style-name="ce11">
            <text:p>7,863,01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客家文化學院</text:p>
          </table:table-cell>
          <table:table-cell office:value-type="float" office:value="1424360" table:style-name="ce12">
            <text:p>1,424,360<text:s/></text:p>
          </table:table-cell>
          <table:table-cell office:value-type="float" office:value="3942000" table:style-name="ce12">
            <text:p>3,942,000<text:s/></text:p>
          </table:table-cell>
          <table:table-cell office:value-type="float" office:value="4078000" table:style-name="ce12">
            <text:p>4,078,000<text:s/></text:p>
          </table:table-cell>
          <table:table-cell table:number-columns-repeated="8" table:style-name="ce12"/>
          <table:table-cell office:value-type="float" office:value="9444360" table:style-name="ce12">
            <text:p>9,444,360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人文社會學系</text:p>
          </table:table-cell>
          <table:table-cell office:value-type="float" office:value="1424360" table:style-name="ce10">
            <text:p>1,424,360<text:s/></text:p>
          </table:table-cell>
          <table:table-cell office:value-type="float" office:value="1800000" table:style-name="ce10">
            <text:p>1,800,000<text:s/></text:p>
          </table:table-cell>
          <table:table-cell office:value-type="float" office:value="1064000" table:style-name="ce10">
            <text:p>1,064,000<text:s/></text:p>
          </table:table-cell>
          <table:table-cell table:number-columns-repeated="8" table:style-name="ce10"/>
          <table:table-cell office:value-type="float" office:value="4288360" table:style-name="ce10">
            <text:p>4,288,36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傳播與科技學系</text:p>
          </table:table-cell>
          <table:table-cell table:style-name="ce11"/>
          <table:table-cell office:value-type="float" office:value="2142000" table:style-name="ce11">
            <text:p>2,142,000<text:s/></text:p>
          </table:table-cell>
          <table:table-cell office:value-type="float" office:value="3014000" table:style-name="ce11">
            <text:p>3,014,000<text:s/></text:p>
          </table:table-cell>
          <table:table-cell table:number-columns-repeated="8" table:style-name="ce11"/>
          <table:table-cell office:value-type="float" office:value="5156000" table:style-name="ce11">
            <text:p>5,156,00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科技法律學院</text:p>
          </table:table-cell>
          <table:table-cell office:value-type="float" office:value="1468000" table:style-name="ce12">
            <text:p>1,468,000<text:s/></text:p>
          </table:table-cell>
          <table:table-cell office:value-type="float" office:value="1596000" table:style-name="ce12">
            <text:p>1,596,000<text:s/></text:p>
          </table:table-cell>
          <table:table-cell office:value-type="float" office:value="3084000" table:style-name="ce12">
            <text:p>3,084,000<text:s/></text:p>
          </table:table-cell>
          <table:table-cell table:number-columns-repeated="8" table:style-name="ce12"/>
          <table:table-cell office:value-type="float" office:value="6148000" table:style-name="ce12">
            <text:p>6,148,000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科技法律研究所</text:p>
          </table:table-cell>
          <table:table-cell office:value-type="float" office:value="1468000" table:style-name="ce10">
            <text:p>1,468,000<text:s/></text:p>
          </table:table-cell>
          <table:table-cell office:value-type="float" office:value="1196000" table:style-name="ce10">
            <text:p>1,196,000<text:s/></text:p>
          </table:table-cell>
          <table:table-cell office:value-type="float" office:value="2647000" table:style-name="ce10">
            <text:p>2,647,000<text:s/></text:p>
          </table:table-cell>
          <table:table-cell table:number-columns-repeated="8" table:style-name="ce10"/>
          <table:table-cell office:value-type="float" office:value="5311000" table:style-name="ce10">
            <text:p>5,311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科技管理研究所</text:p>
          </table:table-cell>
          <table:table-cell table:style-name="ce11"/>
          <table:table-cell office:value-type="float" office:value="400000" table:style-name="ce11">
            <text:p>400,000<text:s/></text:p>
          </table:table-cell>
          <table:table-cell office:value-type="float" office:value="437000" table:style-name="ce11">
            <text:p>437,000<text:s/></text:p>
          </table:table-cell>
          <table:table-cell table:number-columns-repeated="8" table:style-name="ce11"/>
          <table:table-cell office:value-type="float" office:value="837000" table:style-name="ce11">
            <text:p>837,00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理學院</text:p>
          </table:table-cell>
          <table:table-cell office:value-type="float" office:value="271692461" table:style-name="ce12">
            <text:p>271,692,461<text:s/></text:p>
          </table:table-cell>
          <table:table-cell office:value-type="float" office:value="42666535" table:style-name="ce12">
            <text:p>42,666,535<text:s/></text:p>
          </table:table-cell>
          <table:table-cell office:value-type="float" office:value="20516576" table:style-name="ce12">
            <text:p>20,516,576<text:s/></text:p>
          </table:table-cell>
          <table:table-cell office:value-type="float" office:value="310000" table:style-name="ce12">
            <text:p>310,000<text:s/></text:p>
          </table:table-cell>
          <table:table-cell office:value-type="float" office:value="1363395" table:style-name="ce12">
            <text:p>1,363,395<text:s/></text:p>
          </table:table-cell>
          <table:table-cell office:value-type="float" office:value="2796665" table:style-name="ce12">
            <text:p>2,796,665<text:s/></text:p>
          </table:table-cell>
          <table:table-cell table:style-name="ce12"/>
          <table:table-cell office:value-type="float" office:value="963425" table:style-name="ce12">
            <text:p>963,425<text:s/></text:p>
          </table:table-cell>
          <table:table-cell office:value-type="float" office:value="3464000" table:style-name="ce12">
            <text:p>3,464,000<text:s/></text:p>
          </table:table-cell>
          <table:table-cell table:number-columns-repeated="2" table:style-name="ce12"/>
          <table:table-cell office:value-type="float" office:value="343773057" table:style-name="ce12">
            <text:p>343,773,057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物理研究所</text:p>
          </table:table-cell>
          <table:table-cell office:value-type="float" office:value="23871500" table:style-name="ce10">
            <text:p>23,871,500<text:s/></text:p>
          </table:table-cell>
          <table:table-cell office:value-type="float" office:value="1746700" table:style-name="ce10">
            <text:p>1,746,700<text:s/></text:p>
          </table:table-cell>
          <table:table-cell office:value-type="float" office:value="1517000" table:style-name="ce10">
            <text:p>1,517,000<text:s/></text:p>
          </table:table-cell>
          <table:table-cell table:number-columns-repeated="5" table:style-name="ce10"/>
          <table:table-cell office:value-type="float" office:value="1355000" table:style-name="ce10">
            <text:p>1,355,000<text:s/></text:p>
          </table:table-cell>
          <table:table-cell table:number-columns-repeated="2" table:style-name="ce10"/>
          <table:table-cell office:value-type="float" office:value="28490200" table:style-name="ce10">
            <text:p>28,490,2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統計學研究所</text:p>
          </table:table-cell>
          <table:table-cell office:value-type="float" office:value="10944665" table:style-name="ce11">
            <text:p>10,944,665<text:s/></text:p>
          </table:table-cell>
          <table:table-cell table:number-columns-repeated="10" table:style-name="ce11"/>
          <table:table-cell office:value-type="float" office:value="10944665" table:style-name="ce11">
            <text:p>10,944,665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物理學系</text:p>
          </table:table-cell>
          <table:table-cell office:value-type="float" office:value="62405887" table:style-name="ce11">
            <text:p>62,405,887<text:s/></text:p>
          </table:table-cell>
          <table:table-cell office:value-type="float" office:value="17525175" table:style-name="ce11">
            <text:p>17,525,175<text:s/></text:p>
          </table:table-cell>
          <table:table-cell office:value-type="float" office:value="6438760" table:style-name="ce11">
            <text:p>6,438,760<text:s/></text:p>
          </table:table-cell>
          <table:table-cell table:number-columns-repeated="8" table:style-name="ce11"/>
          <table:table-cell office:value-type="float" office:value="86369822" table:style-name="ce11">
            <text:p>86,369,822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化學系</text:p>
          </table:table-cell>
          <table:table-cell office:value-type="float" office:value="151692936" table:style-name="ce11">
            <text:p>151,692,936<text:s/></text:p>
          </table:table-cell>
          <table:table-cell office:value-type="float" office:value="21742660" table:style-name="ce11">
            <text:p>21,742,660<text:s/></text:p>
          </table:table-cell>
          <table:table-cell office:value-type="float" office:value="8945400" table:style-name="ce11">
            <text:p>8,945,400<text:s/></text:p>
          </table:table-cell>
          <table:table-cell table:style-name="ce11"/>
          <table:table-cell office:value-type="float" office:value="1363395" table:style-name="ce11">
            <text:p>1,363,395<text:s/></text:p>
          </table:table-cell>
          <table:table-cell office:value-type="float" office:value="2796665" table:style-name="ce11">
            <text:p>2,796,665<text:s/></text:p>
          </table:table-cell>
          <table:table-cell table:style-name="ce11"/>
          <table:table-cell office:value-type="float" office:value="963425" table:style-name="ce11">
            <text:p>963,425<text:s/></text:p>
          </table:table-cell>
          <table:table-cell office:value-type="float" office:value="2109000" table:style-name="ce11">
            <text:p>2,109,000<text:s/></text:p>
          </table:table-cell>
          <table:table-cell table:number-columns-repeated="2" table:style-name="ce11"/>
          <table:table-cell office:value-type="float" office:value="189613481" table:style-name="ce11">
            <text:p>189,613,481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數學系</text:p>
          </table:table-cell>
          <table:table-cell office:value-type="float" office:value="22777473" table:style-name="ce11">
            <text:p>22,777,473<text:s/></text:p>
          </table:table-cell>
          <table:table-cell office:value-type="float" office:value="1652000" table:style-name="ce11">
            <text:p>1,652,000<text:s/></text:p>
          </table:table-cell>
          <table:table-cell office:value-type="float" office:value="3615416" table:style-name="ce11">
            <text:p>3,615,416<text:s/></text:p>
          </table:table-cell>
          <table:table-cell office:value-type="float" office:value="310000" table:style-name="ce11">
            <text:p>310,000<text:s/></text:p>
          </table:table-cell>
          <table:table-cell table:number-columns-repeated="7" table:style-name="ce11"/>
          <table:table-cell office:value-type="float" office:value="28354889" table:style-name="ce11">
            <text:p>28,354,889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資訊學院</text:p>
          </table:table-cell>
          <table:table-cell office:value-type="float" office:value="87251276" table:style-name="ce12">
            <text:p>87,251,276<text:s/></text:p>
          </table:table-cell>
          <table:table-cell office:value-type="float" office:value="14636000" table:style-name="ce12">
            <text:p>14,636,000<text:s/></text:p>
          </table:table-cell>
          <table:table-cell office:value-type="float" office:value="11183000" table:style-name="ce12">
            <text:p>11,183,000<text:s/></text:p>
          </table:table-cell>
          <table:table-cell table:number-columns-repeated="5" table:style-name="ce12"/>
          <table:table-cell office:value-type="float" office:value="1952000" table:style-name="ce12">
            <text:p>1,952,000<text:s/></text:p>
          </table:table-cell>
          <table:table-cell table:style-name="ce12"/>
          <table:table-cell office:value-type="float" office:value="1710083" table:style-name="ce12">
            <text:p>1,710,083<text:s/></text:p>
          </table:table-cell>
          <table:table-cell office:value-type="float" office:value="116732359" table:style-name="ce12">
            <text:p>116,732,359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資訊工程學系</text:p>
          </table:table-cell>
          <table:table-cell office:value-type="float" office:value="87251276" table:style-name="ce10">
            <text:p>87,251,276<text:s/></text:p>
          </table:table-cell>
          <table:table-cell office:value-type="float" office:value="14636000" table:style-name="ce10">
            <text:p>14,636,000<text:s/></text:p>
          </table:table-cell>
          <table:table-cell office:value-type="float" office:value="11183000" table:style-name="ce10">
            <text:p>11,183,000<text:s/></text:p>
          </table:table-cell>
          <table:table-cell table:number-columns-repeated="5" table:style-name="ce10"/>
          <table:table-cell office:value-type="float" office:value="1952000" table:style-name="ce10">
            <text:p>1,952,000<text:s/></text:p>
          </table:table-cell>
          <table:table-cell table:style-name="ce10"/>
          <table:table-cell office:value-type="float" office:value="1710083" table:style-name="ce10">
            <text:p>1,710,083<text:s/></text:p>
          </table:table-cell>
          <table:table-cell office:value-type="float" office:value="116732359" table:style-name="ce10">
            <text:p>116,732,359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電機學院</text:p>
          </table:table-cell>
          <table:table-cell office:value-type="float" office:value="316790937" table:style-name="ce12">
            <text:p>316,790,937<text:s/></text:p>
          </table:table-cell>
          <table:table-cell office:value-type="float" office:value="56987000" table:style-name="ce12">
            <text:p>56,987,000<text:s/></text:p>
          </table:table-cell>
          <table:table-cell office:value-type="float" office:value="14487000" table:style-name="ce12">
            <text:p>14,487,000<text:s/></text:p>
          </table:table-cell>
          <table:table-cell office:value-type="float" office:value="880000" table:style-name="ce12">
            <text:p>880,000<text:s/></text:p>
          </table:table-cell>
          <table:table-cell table:number-columns-repeated="2" table:style-name="ce12"/>
          <table:table-cell office:value-type="float" office:value="883000" table:style-name="ce12">
            <text:p>883,000<text:s/></text:p>
          </table:table-cell>
          <table:table-cell table:style-name="ce12"/>
          <table:table-cell office:value-type="float" office:value="3112000" table:style-name="ce12">
            <text:p>3,112,000<text:s/></text:p>
          </table:table-cell>
          <table:table-cell office:value-type="float" office:value="4592000" table:style-name="ce12">
            <text:p>4,592,000<text:s/></text:p>
          </table:table-cell>
          <table:table-cell office:value-type="float" office:value="2104000" table:style-name="ce12">
            <text:p>2,104,000<text:s/></text:p>
          </table:table-cell>
          <table:table-cell office:value-type="float" office:value="399835937" table:style-name="ce12">
            <text:p>399,835,937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生醫工程研究所</text:p>
          </table:table-cell>
          <table:table-cell table:number-columns-repeated="2" table:style-name="ce10"/>
          <table:table-cell office:value-type="float" office:value="810000" table:style-name="ce10">
            <text:p>810,000<text:s/></text:p>
          </table:table-cell>
          <table:table-cell office:value-type="float" office:value="880000" table:style-name="ce10">
            <text:p>880,000<text:s/></text:p>
          </table:table-cell>
          <table:table-cell table:number-columns-repeated="7" table:style-name="ce10"/>
          <table:table-cell office:value-type="float" office:value="1690000" table:style-name="ce10">
            <text:p>1,690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光電工程學系</text:p>
          </table:table-cell>
          <table:table-cell office:value-type="float" office:value="49058297" table:style-name="ce11">
            <text:p>49,058,297<text:s/></text:p>
          </table:table-cell>
          <table:table-cell office:value-type="float" office:value="17627000" table:style-name="ce11">
            <text:p>17,627,000<text:s/></text:p>
          </table:table-cell>
          <table:table-cell office:value-type="float" office:value="1221000" table:style-name="ce11">
            <text:p>1,221,000<text:s/></text:p>
          </table:table-cell>
          <table:table-cell table:number-columns-repeated="3" table:style-name="ce11"/>
          <table:table-cell office:value-type="float" office:value="883000" table:style-name="ce11">
            <text:p>883,000<text:s/></text:p>
          </table:table-cell>
          <table:table-cell table:style-name="ce11"/>
          <table:table-cell office:value-type="float" office:value="2458000" table:style-name="ce11">
            <text:p>2,458,000<text:s/></text:p>
          </table:table-cell>
          <table:table-cell office:value-type="float" office:value="1468000" table:style-name="ce11">
            <text:p>1,468,000<text:s/></text:p>
          </table:table-cell>
          <table:table-cell table:style-name="ce11"/>
          <table:table-cell office:value-type="float" office:value="72715297" table:style-name="ce11">
            <text:p>72,715,297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工程學系</text:p>
          </table:table-cell>
          <table:table-cell office:value-type="float" office:value="170116210" table:style-name="ce11">
            <text:p>170,116,210<text:s/></text:p>
          </table:table-cell>
          <table:table-cell office:value-type="float" office:value="16518000" table:style-name="ce11">
            <text:p>16,518,000<text:s/></text:p>
          </table:table-cell>
          <table:table-cell office:value-type="float" office:value="4207000" table:style-name="ce11">
            <text:p>4,207,000<text:s/></text:p>
          </table:table-cell>
          <table:table-cell table:number-columns-repeated="5" table:style-name="ce11"/>
          <table:table-cell office:value-type="float" office:value="654000" table:style-name="ce11">
            <text:p>654,000<text:s/></text:p>
          </table:table-cell>
          <table:table-cell office:value-type="float" office:value="3124000" table:style-name="ce11">
            <text:p>3,124,000<text:s/></text:p>
          </table:table-cell>
          <table:table-cell office:value-type="float" office:value="2104000" table:style-name="ce11">
            <text:p>2,104,000<text:s/></text:p>
          </table:table-cell>
          <table:table-cell office:value-type="float" office:value="196723210" table:style-name="ce11">
            <text:p>196,723,21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機工程學系</text:p>
          </table:table-cell>
          <table:table-cell office:value-type="float" office:value="97616430" table:style-name="ce11">
            <text:p>97,616,430<text:s/></text:p>
          </table:table-cell>
          <table:table-cell office:value-type="float" office:value="22842000" table:style-name="ce11">
            <text:p>22,842,000<text:s/></text:p>
          </table:table-cell>
          <table:table-cell office:value-type="float" office:value="8249000" table:style-name="ce11">
            <text:p>8,249,000<text:s/></text:p>
          </table:table-cell>
          <table:table-cell table:number-columns-repeated="8" table:style-name="ce11"/>
          <table:table-cell office:value-type="float" office:value="128707430" table:style-name="ce11">
            <text:p>128,707,43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管理學院</text:p>
          </table:table-cell>
          <table:table-cell office:value-type="float" office:value="30292302" table:style-name="ce12">
            <text:p>30,292,302<text:s/></text:p>
          </table:table-cell>
          <table:table-cell office:value-type="float" office:value="8213000" table:style-name="ce12">
            <text:p>8,213,000<text:s/></text:p>
          </table:table-cell>
          <table:table-cell office:value-type="float" office:value="3191000" table:style-name="ce12">
            <text:p>3,191,000<text:s/></text:p>
          </table:table-cell>
          <table:table-cell table:number-columns-repeated="8" table:style-name="ce12"/>
          <table:table-cell office:value-type="float" office:value="41696302" table:style-name="ce12">
            <text:p>41,696,302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工業工程與管理學系</text:p>
          </table:table-cell>
          <table:table-cell office:value-type="float" office:value="3666000" table:style-name="ce10">
            <text:p>3,666,000<text:s/></text:p>
          </table:table-cell>
          <table:table-cell office:value-type="float" office:value="639000" table:style-name="ce10">
            <text:p>639,000<text:s/></text:p>
          </table:table-cell>
          <table:table-cell office:value-type="float" office:value="632000" table:style-name="ce10">
            <text:p>632,000<text:s/></text:p>
          </table:table-cell>
          <table:table-cell table:number-columns-repeated="8" table:style-name="ce10"/>
          <table:table-cell office:value-type="float" office:value="4937000" table:style-name="ce10">
            <text:p>4,937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經營管理研究所</text:p>
          </table:table-cell>
          <table:table-cell office:value-type="float" office:value="2734000" table:style-name="ce11">
            <text:p>2,734,000<text:s/></text:p>
          </table:table-cell>
          <table:table-cell table:number-columns-repeated="10" table:style-name="ce11"/>
          <table:table-cell office:value-type="float" office:value="2734000" table:style-name="ce11">
            <text:p>2,734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資訊管理與財務金融學系</text:p>
          </table:table-cell>
          <table:table-cell office:value-type="float" office:value="11329302" table:style-name="ce11">
            <text:p>11,329,302<text:s/></text:p>
          </table:table-cell>
          <table:table-cell office:value-type="float" office:value="4666000" table:style-name="ce11">
            <text:p>4,666,000<text:s/></text:p>
          </table:table-cell>
          <table:table-cell office:value-type="float" office:value="1402000" table:style-name="ce11">
            <text:p>1,402,000<text:s/></text:p>
          </table:table-cell>
          <table:table-cell table:number-columns-repeated="8" table:style-name="ce11"/>
          <table:table-cell office:value-type="float" office:value="17397302" table:style-name="ce11">
            <text:p>17,397,302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運輸與物流管理學系</text:p>
          </table:table-cell>
          <table:table-cell office:value-type="float" office:value="9559000" table:style-name="ce11">
            <text:p>9,559,000<text:s/></text:p>
          </table:table-cell>
          <table:table-cell office:value-type="float" office:value="1669000" table:style-name="ce11">
            <text:p>1,669,000<text:s/></text:p>
          </table:table-cell>
          <table:table-cell office:value-type="float" office:value="1157000" table:style-name="ce11">
            <text:p>1,157,000<text:s/></text:p>
          </table:table-cell>
          <table:table-cell table:number-columns-repeated="8" table:style-name="ce11"/>
          <table:table-cell office:value-type="float" office:value="12385000" table:style-name="ce11">
            <text:p>12,385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管理科學系</text:p>
          </table:table-cell>
          <table:table-cell office:value-type="float" office:value="3004000" table:style-name="ce11">
            <text:p>3,004,000<text:s/></text:p>
          </table:table-cell>
          <table:table-cell office:value-type="float" office:value="1239000" table:style-name="ce11">
            <text:p>1,239,000<text:s/></text:p>
          </table:table-cell>
          <table:table-cell table:number-columns-repeated="9" table:style-name="ce11"/>
          <table:table-cell office:value-type="float" office:value="4243000" table:style-name="ce11">
            <text:p>4,243,000<text:s/>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行政單位及各類中心</text:p>
          </table:table-cell>
          <table:table-cell table:style-name="ce12"/>
          <table:table-cell office:value-type="float" office:value="936000" table:style-name="ce12">
            <text:p>936,000<text:s/></text:p>
          </table:table-cell>
          <table:table-cell office:value-type="float" office:value="1063000" table:style-name="ce12">
            <text:p>1,063,000<text:s/></text:p>
          </table:table-cell>
          <table:table-cell table:number-columns-repeated="5" table:style-name="ce12"/>
          <table:table-cell office:value-type="float" office:value="1262000" table:style-name="ce12">
            <text:p>1,262,000<text:s/></text:p>
          </table:table-cell>
          <table:table-cell table:number-columns-repeated="2" table:style-name="ce12"/>
          <table:table-cell office:value-type="float" office:value="3261000" table:style-name="ce12">
            <text:p>3,261,000<text:s/>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防災與水環境研究中心</text:p>
          </table:table-cell>
          <table:table-cell table:number-columns-repeated="8" table:style-name="ce10"/>
          <table:table-cell office:value-type="float" office:value="558000" table:style-name="ce10">
            <text:p>558,000<text:s/></text:p>
          </table:table-cell>
          <table:table-cell table:number-columns-repeated="2" table:style-name="ce10"/>
          <table:table-cell office:value-type="float" office:value="558000" table:style-name="ce10">
            <text:p>558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通識教育中心</text:p>
          </table:table-cell>
          <table:table-cell table:style-name="ce11"/>
          <table:table-cell office:value-type="float" office:value="207000" table:style-name="ce11">
            <text:p>207,000<text:s/></text:p>
          </table:table-cell>
          <table:table-cell office:value-type="float" office:value="520000" table:style-name="ce11">
            <text:p>520,000<text:s/></text:p>
          </table:table-cell>
          <table:table-cell table:number-columns-repeated="8" table:style-name="ce11"/>
          <table:table-cell office:value-type="float" office:value="727000" table:style-name="ce11">
            <text:p>727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資訊技術服務中心</text:p>
          </table:table-cell>
          <table:table-cell table:style-name="ce11"/>
          <table:table-cell office:value-type="float" office:value="729000" table:style-name="ce11">
            <text:p>729,000<text:s/></text:p>
          </table:table-cell>
          <table:table-cell office:value-type="float" office:value="543000" table:style-name="ce11">
            <text:p>543,000<text:s/></text:p>
          </table:table-cell>
          <table:table-cell table:number-columns-repeated="8" table:style-name="ce11"/>
          <table:table-cell office:value-type="float" office:value="1272000" table:style-name="ce11">
            <text:p>1,272,000<text:s/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與資訊研究中心</text:p>
          </table:table-cell>
          <table:table-cell table:number-columns-repeated="8" table:style-name="ce11"/>
          <table:table-cell office:value-type="float" office:value="704000" table:style-name="ce11">
            <text:p>704,000<text:s/></text:p>
          </table:table-cell>
          <table:table-cell table:number-columns-repeated="2" table:style-name="ce11"/>
          <table:table-cell office:value-type="float" office:value="704000" table:style-name="ce11">
            <text:p>704,000<text:s/>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1011546620" table:style-name="ce13">
            <text:p>1,011,546,620<text:s/></text:p>
          </table:table-cell>
          <table:table-cell office:value-type="float" office:value="154759535" table:style-name="ce13">
            <text:p>154,759,535<text:s/></text:p>
          </table:table-cell>
          <table:table-cell office:value-type="float" office:value="119649175" table:style-name="ce13">
            <text:p>119,649,175<text:s/></text:p>
          </table:table-cell>
          <table:table-cell office:value-type="float" office:value="2122000" table:style-name="ce13">
            <text:p>2,122,000<text:s/></text:p>
          </table:table-cell>
          <table:table-cell office:value-type="float" office:value="1363395" table:style-name="ce13">
            <text:p>1,363,395<text:s/></text:p>
          </table:table-cell>
          <table:table-cell office:value-type="float" office:value="2796665" table:style-name="ce13">
            <text:p>2,796,665<text:s/></text:p>
          </table:table-cell>
          <table:table-cell office:value-type="float" office:value="883000" table:style-name="ce13">
            <text:p>883,000<text:s/></text:p>
          </table:table-cell>
          <table:table-cell office:value-type="float" office:value="963425" table:style-name="ce13">
            <text:p>963,425<text:s/></text:p>
          </table:table-cell>
          <table:table-cell office:value-type="float" office:value="10493000" table:style-name="ce13">
            <text:p>10,493,000<text:s/></text:p>
          </table:table-cell>
          <table:table-cell office:value-type="float" office:value="8708000" table:style-name="ce13">
            <text:p>8,708,000<text:s/></text:p>
          </table:table-cell>
          <table:table-cell office:value-type="float" office:value="3814083" table:style-name="ce13">
            <text:p>3,814,083<text:s/></text:p>
          </table:table-cell>
          <table:table-cell office:value-type="float" office:value="1317098898" table:style-name="ce13">
            <text:p>1,317,098,898<text:s/></text:p>
          </table:table-cell>
          <table:table-cell table:number-columns-repeated="1637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9T07:55:10Z</meta:creation-date>
    <dc:date>2016-08-24T13:31:05Z</dc:date>
    <meta:print-date>2016-08-24T13:30:54Z</meta:print-date>
  </office:meta>
</office:document-meta>
</file>